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space-before="0.2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number text:level="1" text:style-name="Numbering_20_Symbols" style:num-format="1" text:start-value="3" style:num-suffix=".">
        <style:list-level-properties text:space-before="0.2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4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</office:automatic-styles>
  <office:body>
    <office:text>
      <text:h text:style-name="Heading_20_1" text:outline-level="1">“Somente Quando Eu Danço”</text:h>
      <text:h text:style-name="Heading_20_2" text:outline-level="2">"Only When I Dance"</text:h>
      <text:list text:style-name="L1">
        <text:list-item>
          <text:p text:style-name="P1">E que lugares do mundo o documentário “Somente quando eu danço” acontece? O filme toma lugar no:</text:p>
        </text:list-item>
      </text:list>
      <text:list text:style-name="L2">
        <text:list-item>
          <text:p text:style-name="P2">Rio de Janeiro, Brasil</text:p>
        </text:list-item>
        <text:list-item>
          <text:p text:style-name="P2">Nova York, EUA</text:p>
        </text:list-item>
        <text:list-item>
          <text:p text:style-name="P2">Lausanne, Canton de Vaud, Suíça.</text:p>
        </text:list-item>
      </text:list>
      <text:list text:style-name="L3">
        <text:list-item>
          <text:p text:style-name="P3">Quem são as pessoas mais importantes no documentário. Mencione pelo menos <text:span text:style-name="T1">4</text:span> pessoas. As pessoas mais importantes do filme são:</text:p>
        </text:list-item>
      </text:list>
      <text:list text:style-name="L4">
        <text:list-item>
          <text:p text:style-name="P4">Irlan</text:p>
        </text:list-item>
        <text:list-item>
          <text:p text:style-name="P4">Isabela</text:p>
        </text:list-item>
        <text:list-item>
          <text:p text:style-name="P4">Mariza Estrella</text:p>
        </text:list-item>
        <text:list-item>
          <text:p text:style-name="P4">Irenildo, o pai de Irlan.</text:p>
        </text:list-item>
      </text:list>
      <text:list text:style-name="L5">
        <text:list-item>
          <text:p text:style-name="P5"><text:span text:style-name="T2">Descreva</text:span> as características físicas destas pessoas, personalidade e quais são os objetivos pessoais e profissionais. Que facilidades ou dificuldades enfrentam e o que fazem para vencê-las.</text:p>
        </text:list-item>
      </text:list>
      <text:list text:style-name="L6">
        <text:list-item>
          <text:p text:style-name="P6">Irlan é magro, alto, forte, moreno, cabelo ondulado e preto. Ele quer se tornar um bailarino professional.<text:line-break/></text:p>
        </text:list-item>
        <text:list-item>
          <text:p text:style-name="P6">Isabela é negra, cabelo negore e crespo, eu acho que ela é magra, mas outros acham que ela está acima do peso para um dançarino, ela também quer se tornar um bailarino professional.<text:line-break/></text:p>
        </text:list-item>
        <text:list-item>
          <text:p text:style-name="P6">Mariza Estrella é uma mulher mais velha, rica, pele branca, cabelo preto.<text:line-break/></text:p>
        </text:list-item>
        <text:list-item>
          <text:p text:style-name="P6">Irenildo é trabalhador e apoia os sonhos de seu filho, Irlan se parece com ele.</text:p>
        </text:list-item>
      </text:list>
      <text:list text:style-name="L7">
        <text:list-item>
          <text:p text:style-name="P7">De onde são estas pessoas? Todos eles são do Brasil e moram no Rio de Janeiro.</text:p>
        </text:list-item>
        <text:list-item>
          <text:p text:style-name="P7">Aonde vivem, o que fazem? Aonde trabalham e qual o nivel sócio ecônomico destas pessoas? Moram no Rio de Janeiro, Irlan e Isabela são dançarinos, eles dois e o pai do Irlan são pobres, Mariza Estrella é rica e é professora de dança.</text:p>
        </text:list-item>
        <text:list-item>
          <text:p text:style-name="P7">Como é a casa de <text:span text:style-name="T3">Irlan</text:span>? Como é a família dele? Sua casa é pequena, mas ele e sua família têm o suficiente para sobreviver, so são ele e seus pais.</text:p>
        </text:list-item>
        <text:list-item>
          <text:p text:style-name="P7">Como é a casa de <text:span text:style-name="T4">Isabela</text:span>? Como é a família de Isabela? Sua família é muito pobre, a sua casa é pequena, eles têm que tomar empréstimos para apoiar sua dança.</text:p>
        </text:list-item>
        <text:list-item>
          <text:p text:style-name="P7">Qual é o tipo de alimentação adequado para os jovens profissionais no documentário. Eles têm que comer saudável, como frutas e vegetais. Eles não podem comer coisas açucarados, como doces e refrigerantes</text:p>
        </text:list-item>
        <text:list-item>
          <text:p text:style-name="P7">O que você sabe sobre o bairro da <text:span text:style-name="T5">Barra</text:span><text:span text:style-name="T6"> </text:span><text:span text:style-name="T7">Tijuca,</text:span><text:span text:style-name="T8"> </text:span><text:span text:style-name="T9">no</text:span><text:span text:style-name="T10"> </text:span><text:span text:style-name="T11">Rio</text:span><text:span text:style-name="T12"> </text:span><text:span text:style-name="T13">de</text:span><text:span text:style-name="T14"> </text:span><text:span text:style-name="T15">Janeiro</text:span>? É muito perigoso, há alta criminalidade e uso de drogas. pessoas que vivem lá são geralmente pobres</text:p>
        </text:list-item>
        <text:list-item>
          <text:p text:style-name="P7">Você sabe algo sobre o <text:span text:style-name="T16">Complexo</text:span><text:span text:style-name="T17"> </text:span><text:span text:style-name="T18">do</text:span><text:span text:style-name="T19"> </text:span><text:span text:style-name="T20">Alemão</text:span>? É onde as pessoas de um estatuto económico mais elevado viver, é muito agradável e segura</text:p>
        </text:list-item>
        <text:list-item>
          <text:p text:style-name="P7">Aonde fica o Centro de Dança? Fica no Rio de Janeiro.</text:p>
        </text:list-item>
        <text:list-item>
          <text:p text:style-name="P7">Como são as pessoas no Centro de Dança? A maioria dos estudantes de são baixa condição econômica, e todos eles têm o mesmo objetivo de ser um bailarino profissional</text:p>
        </text:list-item>
        <text:list-item>
          <text:p text:style-name="P7">O que você sabe sobre <text:span text:style-name="T21">Lausanne,</text:span><text:span text:style-name="T22"> </text:span><text:span text:style-name="T23">na</text:span><text:span text:style-name="T24"> </text:span><text:span text:style-name="T25">Suiça</text:span>? Como é o clima lá? Lausanne está localizado na Europa, é muito frio e neva muito.</text:p>
        </text:list-item>
        <text:list-item>
          <text:p text:style-name="P7">O que você sabe sobre a <text:span text:style-name="T26">cidade</text:span><text:span text:style-name="T27"> </text:span><text:span text:style-name="T28">de</text:span><text:span text:style-name="T29"> </text:span><text:span text:style-name="T30">Nova</text:span><text:span text:style-name="T31"> </text:span><text:span text:style-name="T32">Iorque</text:span>? Nova Iorque é uma cidade grande nos Estados Unidos, a maioria das pessoas aí quer ser famosas</text:p>
        </text:list-item>
        <text:list-item>
          <text:p text:style-name="P7">Compare a sua vida de estudante universitário, com a vida dos jovens brasileiros mostrados no documentário. A minha vida é muito diferente, é muito mais seguro para viver em Chapel Hill do que Rio. Eu vou para a escola a tempo inteiro e estou concentrada na minha educação, não a minha vida de danç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